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283cm" style:rel-column-width="10922*"/>
    </style:style>
    <style:style style:name="Table1.F" style:family="table-column">
      <style:table-column-properties style:column-width="4.284cm" style:rel-column-width="1092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4.283cm" style:rel-column-width="10922*"/>
    </style:style>
    <style:style style:name="Table2.F" style:family="table-column">
      <style:table-column-properties style:column-width="4.284cm" style:rel-column-width="1092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0c5fee" officeooo:paragraph-rsid="000c5fee"/>
    </style:style>
    <style:style style:name="P2" style:family="paragraph" style:parent-style-name="Standard">
      <style:text-properties style:text-underline-style="none" fo:font-weight="bold" officeooo:rsid="000c5fee" officeooo:paragraph-rsid="000c5fee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477" officeooo:paragraph-rsid="000e3477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3477" officeooo:paragraph-rsid="0011a9c9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62fb3" officeooo:paragraph-rsid="00162fb3" style:font-weight-asian="bold" style:font-weight-complex="bold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0e3477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11a9c9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4c4924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fo:font-weight="bold" officeooo:rsid="000e3477" officeooo:paragraph-rsid="004c4924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underline-style="none" fo:font-weight="bold" officeooo:rsid="00162fb3" officeooo:paragraph-rsid="00162fb3" style:font-weight-asian="bold" style:font-weight-complex="bold"/>
    </style:style>
    <style:style style:name="P11" style:family="paragraph" style:parent-style-name="Table_20_Contents">
      <style:text-properties officeooo:rsid="00033bfb" officeooo:paragraph-rsid="000d38c9"/>
    </style:style>
    <style:style style:name="P12" style:family="paragraph" style:parent-style-name="Table_20_Contents">
      <style:text-properties officeooo:rsid="00033bfb" officeooo:paragraph-rsid="001cbf90"/>
    </style:style>
    <style:style style:name="P13" style:family="paragraph" style:parent-style-name="Table_20_Contents">
      <style:text-properties officeooo:rsid="00033bfb" officeooo:paragraph-rsid="002ed26f"/>
    </style:style>
    <style:style style:name="P14" style:family="paragraph" style:parent-style-name="Table_20_Contents">
      <style:text-properties officeooo:rsid="00033bfb" officeooo:paragraph-rsid="003deaf0"/>
    </style:style>
    <style:style style:name="P15" style:family="paragraph" style:parent-style-name="Table_20_Contents">
      <style:text-properties officeooo:rsid="00033bfb" officeooo:paragraph-rsid="004c4924"/>
    </style:style>
    <style:style style:name="P16" style:family="paragraph" style:parent-style-name="Table_20_Contents">
      <style:text-properties officeooo:rsid="000519ae" officeooo:paragraph-rsid="000d38c9"/>
    </style:style>
    <style:style style:name="P17" style:family="paragraph" style:parent-style-name="Table_20_Contents">
      <style:text-properties officeooo:rsid="000519ae" officeooo:paragraph-rsid="001cbf90"/>
    </style:style>
    <style:style style:name="P18" style:family="paragraph" style:parent-style-name="Table_20_Contents">
      <style:text-properties officeooo:rsid="000519ae" officeooo:paragraph-rsid="001ffcae"/>
    </style:style>
    <style:style style:name="P19" style:family="paragraph" style:parent-style-name="Table_20_Contents">
      <style:text-properties officeooo:rsid="000519ae" officeooo:paragraph-rsid="003406c8"/>
    </style:style>
    <style:style style:name="P20" style:family="paragraph" style:parent-style-name="Table_20_Contents">
      <style:text-properties officeooo:rsid="000519ae" officeooo:paragraph-rsid="003490bb"/>
    </style:style>
    <style:style style:name="P21" style:family="paragraph" style:parent-style-name="Table_20_Contents">
      <style:text-properties officeooo:rsid="000519ae" officeooo:paragraph-rsid="003eecff"/>
    </style:style>
    <style:style style:name="P22" style:family="paragraph" style:parent-style-name="Table_20_Contents">
      <style:text-properties officeooo:rsid="000519ae" officeooo:paragraph-rsid="00426ca4"/>
    </style:style>
    <style:style style:name="P23" style:family="paragraph" style:parent-style-name="Table_20_Contents">
      <style:text-properties officeooo:rsid="000519ae" officeooo:paragraph-rsid="004c4924"/>
    </style:style>
    <style:style style:name="P24" style:family="paragraph" style:parent-style-name="Table_20_Contents">
      <style:text-properties officeooo:rsid="00057e4d" officeooo:paragraph-rsid="000d38c9"/>
    </style:style>
    <style:style style:name="P25" style:family="paragraph" style:parent-style-name="Table_20_Contents">
      <style:text-properties officeooo:rsid="00057e4d" officeooo:paragraph-rsid="0026e38a"/>
    </style:style>
    <style:style style:name="P26" style:family="paragraph" style:parent-style-name="Table_20_Contents">
      <style:text-properties officeooo:rsid="00057e4d" officeooo:paragraph-rsid="002a39df"/>
    </style:style>
    <style:style style:name="P27" style:family="paragraph" style:parent-style-name="Table_20_Contents">
      <style:text-properties officeooo:rsid="00057e4d" officeooo:paragraph-rsid="003884d8"/>
    </style:style>
    <style:style style:name="P28" style:family="paragraph" style:parent-style-name="Table_20_Contents">
      <style:text-properties officeooo:rsid="00057e4d" officeooo:paragraph-rsid="003a434e"/>
    </style:style>
    <style:style style:name="P29" style:family="paragraph" style:parent-style-name="Table_20_Contents">
      <style:text-properties officeooo:rsid="00057e4d" officeooo:paragraph-rsid="003b9fa7"/>
    </style:style>
    <style:style style:name="P30" style:family="paragraph" style:parent-style-name="Table_20_Contents">
      <style:text-properties officeooo:rsid="00057e4d" officeooo:paragraph-rsid="00432e19"/>
    </style:style>
    <style:style style:name="P31" style:family="paragraph" style:parent-style-name="Table_20_Contents">
      <style:text-properties officeooo:rsid="00057e4d" officeooo:paragraph-rsid="004c4924"/>
    </style:style>
    <style:style style:name="P32" style:family="paragraph" style:parent-style-name="Table_20_Contents">
      <style:text-properties officeooo:rsid="0006b12b" officeooo:paragraph-rsid="000d38c9"/>
    </style:style>
    <style:style style:name="P33" style:family="paragraph" style:parent-style-name="Table_20_Contents">
      <style:text-properties officeooo:rsid="0006b12b" officeooo:paragraph-rsid="002a39df"/>
    </style:style>
    <style:style style:name="P34" style:family="paragraph" style:parent-style-name="Table_20_Contents">
      <style:text-properties officeooo:rsid="0006b12b" officeooo:paragraph-rsid="002bbeef"/>
    </style:style>
    <style:style style:name="P35" style:family="paragraph" style:parent-style-name="Table_20_Contents">
      <style:text-properties officeooo:rsid="0006b12b" officeooo:paragraph-rsid="003b9fa7"/>
    </style:style>
    <style:style style:name="P36" style:family="paragraph" style:parent-style-name="Table_20_Contents">
      <style:text-properties officeooo:rsid="0006b12b" officeooo:paragraph-rsid="004c4924"/>
    </style:style>
    <style:style style:name="P37" style:family="paragraph" style:parent-style-name="Table_20_Contents">
      <style:text-properties officeooo:rsid="000a65c6" officeooo:paragraph-rsid="000d38c9"/>
    </style:style>
    <style:style style:name="P38" style:family="paragraph" style:parent-style-name="Table_20_Contents">
      <style:text-properties officeooo:rsid="000a65c6" officeooo:paragraph-rsid="004c4924"/>
    </style:style>
    <style:style style:name="P39" style:family="paragraph" style:parent-style-name="Table_20_Contents">
      <style:text-properties officeooo:rsid="000b0dd3" officeooo:paragraph-rsid="000d38c9"/>
    </style:style>
    <style:style style:name="P40" style:family="paragraph" style:parent-style-name="Table_20_Contents">
      <style:text-properties officeooo:rsid="000b0dd3" officeooo:paragraph-rsid="004c4924"/>
    </style:style>
    <style:style style:name="P41" style:family="paragraph" style:parent-style-name="Table_20_Contents">
      <style:text-properties officeooo:rsid="0015573a" officeooo:paragraph-rsid="0015573a"/>
    </style:style>
    <style:style style:name="P42" style:family="paragraph" style:parent-style-name="Table_20_Contents">
      <style:text-properties officeooo:rsid="0015573a" officeooo:paragraph-rsid="004c4924"/>
    </style:style>
    <style:style style:name="P43" style:family="paragraph" style:parent-style-name="Table_20_Contents">
      <style:text-properties officeooo:rsid="00161212" officeooo:paragraph-rsid="00161212"/>
    </style:style>
    <style:style style:name="P44" style:family="paragraph" style:parent-style-name="Table_20_Contents">
      <style:text-properties officeooo:rsid="00161212" officeooo:paragraph-rsid="003490bb"/>
    </style:style>
    <style:style style:name="P45" style:family="paragraph" style:parent-style-name="Table_20_Contents">
      <style:text-properties officeooo:rsid="00161212" officeooo:paragraph-rsid="004c4924"/>
    </style:style>
    <style:style style:name="P46" style:family="paragraph" style:parent-style-name="Table_20_Contents">
      <style:text-properties officeooo:rsid="001d8f66" officeooo:paragraph-rsid="001d8f66"/>
    </style:style>
    <style:style style:name="P47" style:family="paragraph" style:parent-style-name="Table_20_Contents">
      <style:text-properties officeooo:rsid="001d8f66" officeooo:paragraph-rsid="004c4924"/>
    </style:style>
    <style:style style:name="P48" style:family="paragraph" style:parent-style-name="Table_20_Contents">
      <style:text-properties officeooo:rsid="0021a905" officeooo:paragraph-rsid="0021a905"/>
    </style:style>
    <style:style style:name="P49" style:family="paragraph" style:parent-style-name="Table_20_Contents">
      <style:text-properties officeooo:rsid="0021a905" officeooo:paragraph-rsid="0023113d"/>
    </style:style>
    <style:style style:name="P50" style:family="paragraph" style:parent-style-name="Table_20_Contents">
      <style:text-properties officeooo:rsid="0021a905" officeooo:paragraph-rsid="004c4924"/>
    </style:style>
    <style:style style:name="P51" style:family="paragraph" style:parent-style-name="Table_20_Contents">
      <style:text-properties officeooo:rsid="00057e4d" officeooo:paragraph-rsid="000d38c9" fo:background-color="#fff200"/>
    </style:style>
    <style:style style:name="P52" style:family="paragraph" style:parent-style-name="Table_20_Contents">
      <style:text-properties officeooo:rsid="00057e4d" officeooo:paragraph-rsid="004c4924" fo:background-color="#fff200"/>
    </style:style>
    <style:style style:name="P53" style:family="paragraph" style:parent-style-name="Table_20_Contents">
      <style:text-properties officeooo:rsid="00320d41" officeooo:paragraph-rsid="00320d41"/>
    </style:style>
    <style:style style:name="P54" style:family="paragraph" style:parent-style-name="Table_20_Contents">
      <style:text-properties officeooo:rsid="00320d41" officeooo:paragraph-rsid="004c4924"/>
    </style:style>
    <style:style style:name="P55" style:family="paragraph" style:parent-style-name="Table_20_Contents">
      <style:text-properties officeooo:rsid="00355210" officeooo:paragraph-rsid="00355210"/>
    </style:style>
    <style:style style:name="P56" style:family="paragraph" style:parent-style-name="Table_20_Contents">
      <style:text-properties officeooo:rsid="00355210" officeooo:paragraph-rsid="004c4924"/>
    </style:style>
    <style:style style:name="P57" style:family="paragraph" style:parent-style-name="Table_20_Contents">
      <style:text-properties officeooo:rsid="0040d902" officeooo:paragraph-rsid="0040d902"/>
    </style:style>
    <style:style style:name="P58" style:family="paragraph" style:parent-style-name="Table_20_Contents">
      <style:text-properties officeooo:rsid="0040d902" officeooo:paragraph-rsid="004c4924"/>
    </style:style>
    <style:style style:name="P59" style:family="paragraph" style:parent-style-name="Table_20_Contents">
      <style:text-properties officeooo:rsid="00427b58" officeooo:paragraph-rsid="00427b58"/>
    </style:style>
    <style:style style:name="P60" style:family="paragraph" style:parent-style-name="Table_20_Contents">
      <style:text-properties officeooo:rsid="00427b58" officeooo:paragraph-rsid="004c4924"/>
    </style:style>
    <style:style style:name="P61" style:family="paragraph" style:parent-style-name="Table_20_Contents">
      <style:text-properties officeooo:rsid="00033bfb" officeooo:paragraph-rsid="000d38c9"/>
    </style:style>
    <style:style style:name="P62" style:family="paragraph" style:parent-style-name="Table_20_Contents">
      <style:text-properties officeooo:rsid="000519ae" officeooo:paragraph-rsid="000d38c9"/>
    </style:style>
    <style:style style:name="P63" style:family="paragraph" style:parent-style-name="Table_20_Contents">
      <style:text-properties officeooo:rsid="00506821" officeooo:paragraph-rsid="00506821"/>
    </style:style>
    <style:style style:name="P64" style:family="paragraph" style:parent-style-name="Table_20_Contents">
      <style:text-properties officeooo:rsid="00057e4d" officeooo:paragraph-rsid="000d38c9" fo:background-color="#fff200"/>
    </style:style>
    <style:style style:name="P65" style:family="paragraph" style:parent-style-name="Table_20_Contents">
      <style:text-properties officeooo:rsid="00057e4d" officeooo:paragraph-rsid="000d38c9"/>
    </style:style>
    <style:style style:name="P66" style:family="paragraph" style:parent-style-name="Table_20_Contents">
      <style:text-properties officeooo:rsid="00057e4d" officeooo:paragraph-rsid="0050d4af"/>
    </style:style>
    <style:style style:name="P67" style:family="paragraph" style:parent-style-name="Table_20_Contents">
      <style:text-properties officeooo:rsid="00057e4d" officeooo:paragraph-rsid="005ddf32"/>
    </style:style>
    <style:style style:name="P68" style:family="paragraph" style:parent-style-name="Table_20_Contents">
      <style:text-properties officeooo:rsid="00057e4d" officeooo:paragraph-rsid="006f5ad2"/>
    </style:style>
    <style:style style:name="P69" style:family="paragraph" style:parent-style-name="Table_20_Contents">
      <style:text-properties officeooo:rsid="0055f64a" officeooo:paragraph-rsid="0055f64a"/>
    </style:style>
    <style:style style:name="P70" style:family="paragraph" style:parent-style-name="Table_20_Contents">
      <style:text-properties officeooo:rsid="00575434" officeooo:paragraph-rsid="00575434"/>
    </style:style>
    <style:style style:name="P71" style:family="paragraph" style:parent-style-name="Table_20_Contents">
      <style:text-properties officeooo:rsid="0006b12b" officeooo:paragraph-rsid="0072a6ba"/>
    </style:style>
    <style:style style:name="T1" style:family="text">
      <style:text-properties officeooo:rsid="00033bfb"/>
    </style:style>
    <style:style style:name="T2" style:family="text">
      <style:text-properties officeooo:rsid="000d4fbc"/>
    </style:style>
    <style:style style:name="T3" style:family="text">
      <style:text-properties officeooo:rsid="0017bcc8"/>
    </style:style>
    <style:style style:name="T4" style:family="text">
      <style:text-properties officeooo:rsid="0018f0b7"/>
    </style:style>
    <style:style style:name="T5" style:family="text">
      <style:text-properties officeooo:rsid="00197115"/>
    </style:style>
    <style:style style:name="T6" style:family="text">
      <style:text-properties officeooo:rsid="001a73e4"/>
    </style:style>
    <style:style style:name="T7" style:family="text">
      <style:text-properties officeooo:rsid="001bd693"/>
    </style:style>
    <style:style style:name="T8" style:family="text">
      <style:text-properties officeooo:rsid="001cbf90"/>
    </style:style>
    <style:style style:name="T9" style:family="text">
      <style:text-properties officeooo:rsid="001d8023"/>
    </style:style>
    <style:style style:name="T10" style:family="text">
      <style:text-properties officeooo:rsid="001ffcae"/>
    </style:style>
    <style:style style:name="T11" style:family="text">
      <style:text-properties officeooo:rsid="0024c973"/>
    </style:style>
    <style:style style:name="T12" style:family="text">
      <style:text-properties officeooo:rsid="0024e6ac"/>
    </style:style>
    <style:style style:name="T13" style:family="text">
      <style:text-properties officeooo:rsid="0025934e"/>
    </style:style>
    <style:style style:name="T14" style:family="text">
      <style:text-properties officeooo:rsid="0024e6ac" fo:background-color="#fff200" loext:char-shading-value="0"/>
    </style:style>
    <style:style style:name="T15" style:family="text">
      <style:text-properties officeooo:rsid="00355210" fo:background-color="#fff200" loext:char-shading-value="0"/>
    </style:style>
    <style:style style:name="T16" style:family="text">
      <style:text-properties officeooo:rsid="00427b58" fo:background-color="#fff200" loext:char-shading-value="0"/>
    </style:style>
    <style:style style:name="T17" style:family="text">
      <style:text-properties officeooo:rsid="00506821" fo:background-color="#fff200" loext:char-shading-value="0"/>
    </style:style>
    <style:style style:name="T18" style:family="text">
      <style:text-properties officeooo:rsid="0028b37a"/>
    </style:style>
    <style:style style:name="T19" style:family="text">
      <style:text-properties officeooo:rsid="0029713f"/>
    </style:style>
    <style:style style:name="T20" style:family="text">
      <style:text-properties officeooo:rsid="002cd6e3"/>
    </style:style>
    <style:style style:name="T21" style:family="text">
      <style:text-properties officeooo:rsid="002e5e8f"/>
    </style:style>
    <style:style style:name="T22" style:family="text">
      <style:text-properties officeooo:rsid="002ed26f"/>
    </style:style>
    <style:style style:name="T23" style:family="text">
      <style:text-properties officeooo:rsid="002fedc5"/>
    </style:style>
    <style:style style:name="T24" style:family="text">
      <style:text-properties officeooo:rsid="00309ff6"/>
    </style:style>
    <style:style style:name="T25" style:family="text">
      <style:text-properties officeooo:rsid="00320d41"/>
    </style:style>
    <style:style style:name="T26" style:family="text">
      <style:text-properties officeooo:rsid="00355210"/>
    </style:style>
    <style:style style:name="T27" style:family="text">
      <style:text-properties officeooo:rsid="0035e7df"/>
    </style:style>
    <style:style style:name="T28" style:family="text">
      <style:text-properties officeooo:rsid="0036994e"/>
    </style:style>
    <style:style style:name="T29" style:family="text">
      <style:text-properties officeooo:rsid="003a434e"/>
    </style:style>
    <style:style style:name="T30" style:family="text">
      <style:text-properties officeooo:rsid="003b9fa7"/>
    </style:style>
    <style:style style:name="T31" style:family="text">
      <style:text-properties officeooo:rsid="003deaf0"/>
    </style:style>
    <style:style style:name="T32" style:family="text">
      <style:text-properties officeooo:rsid="003eecff"/>
    </style:style>
    <style:style style:name="T33" style:family="text">
      <style:text-properties officeooo:rsid="0040dfb9"/>
    </style:style>
    <style:style style:name="T34" style:family="text">
      <style:text-properties officeooo:rsid="00426ca4"/>
    </style:style>
    <style:style style:name="T35" style:family="text">
      <style:text-properties officeooo:rsid="00427b58"/>
    </style:style>
    <style:style style:name="T36" style:family="text">
      <style:text-properties officeooo:rsid="00432e19"/>
    </style:style>
    <style:style style:name="T37" style:family="text">
      <style:text-properties officeooo:rsid="0044e8d2"/>
    </style:style>
    <style:style style:name="T38" style:family="text">
      <style:text-properties officeooo:rsid="0046dac2"/>
    </style:style>
    <style:style style:name="T39" style:family="text">
      <style:text-properties officeooo:rsid="0048bb7d"/>
    </style:style>
    <style:style style:name="T40" style:family="text">
      <style:text-properties officeooo:rsid="0049bced"/>
    </style:style>
    <style:style style:name="T41" style:family="text">
      <style:text-properties officeooo:rsid="004badb7"/>
    </style:style>
    <style:style style:name="T42" style:family="text">
      <style:text-properties officeooo:rsid="004cc0e5"/>
    </style:style>
    <style:style style:name="T43" style:family="text">
      <style:text-properties officeooo:rsid="004e32e7"/>
    </style:style>
    <style:style style:name="T44" style:family="text">
      <style:text-properties officeooo:rsid="004f7650"/>
    </style:style>
    <style:style style:name="T45" style:family="text">
      <style:text-properties officeooo:rsid="004f9f7e"/>
    </style:style>
    <style:style style:name="T46" style:family="text">
      <style:text-properties officeooo:rsid="00506821"/>
    </style:style>
    <style:style style:name="T47" style:family="text">
      <style:text-properties officeooo:rsid="0050d4af"/>
    </style:style>
    <style:style style:name="T48" style:family="text">
      <style:text-properties officeooo:rsid="005281d2"/>
    </style:style>
    <style:style style:name="T49" style:family="text">
      <style:text-properties officeooo:rsid="00546c46"/>
    </style:style>
    <style:style style:name="T50" style:family="text">
      <style:text-properties officeooo:rsid="0055a6cc"/>
    </style:style>
    <style:style style:name="T51" style:family="text">
      <style:text-properties officeooo:rsid="0055db9a"/>
    </style:style>
    <style:style style:name="T52" style:family="text">
      <style:text-properties officeooo:rsid="0055f64a"/>
    </style:style>
    <style:style style:name="T53" style:family="text">
      <style:text-properties officeooo:rsid="005605ba"/>
    </style:style>
    <style:style style:name="T54" style:family="text">
      <style:text-properties officeooo:rsid="0058b252"/>
    </style:style>
    <style:style style:name="T55" style:family="text">
      <style:text-properties officeooo:rsid="005aa471"/>
    </style:style>
    <style:style style:name="T56" style:family="text">
      <style:text-properties officeooo:rsid="005c2dd5"/>
    </style:style>
    <style:style style:name="T57" style:family="text">
      <style:text-properties officeooo:rsid="005d46c6"/>
    </style:style>
    <style:style style:name="T58" style:family="text">
      <style:text-properties officeooo:rsid="005ddf32"/>
    </style:style>
    <style:style style:name="T59" style:family="text">
      <style:text-properties officeooo:rsid="005ef3a3"/>
    </style:style>
    <style:style style:name="T60" style:family="text">
      <style:text-properties officeooo:rsid="005fdc67"/>
    </style:style>
    <style:style style:name="T61" style:family="text">
      <style:text-properties officeooo:rsid="00613bee"/>
    </style:style>
    <style:style style:name="T62" style:family="text">
      <style:text-properties officeooo:rsid="006486a7"/>
    </style:style>
    <style:style style:name="T63" style:family="text">
      <style:text-properties officeooo:rsid="00649826"/>
    </style:style>
    <style:style style:name="T64" style:family="text">
      <style:text-properties officeooo:rsid="006821ba"/>
    </style:style>
    <style:style style:name="T65" style:family="text">
      <style:text-properties officeooo:rsid="0068f197"/>
    </style:style>
    <style:style style:name="T66" style:family="text">
      <style:text-properties officeooo:rsid="006a737f"/>
    </style:style>
    <style:style style:name="T67" style:family="text">
      <style:text-properties officeooo:rsid="006bf5e5"/>
    </style:style>
    <style:style style:name="T68" style:family="text">
      <style:text-properties officeooo:rsid="006c2d41"/>
    </style:style>
    <style:style style:name="T69" style:family="text">
      <style:text-properties officeooo:rsid="0072a6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ing of instruction: <text:span text:style-name="T2">TEMPLATE</text:span> </text:p>
      <text:p text:style-name="P1"/>
      <text:p text:style-name="P3">Pipeline Signals:</text:p>
      <text:p text:style-name="P6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37">CLOCK</text:p>
          </table:table-cell>
          <table:table-cell table:style-name="Table1.A1" office:value-type="string">
            <text:p text:style-name="P37">1</text:p>
          </table:table-cell>
          <table:table-cell table:style-name="Table1.A1" office:value-type="string">
            <text:p text:style-name="P37">2</text:p>
          </table:table-cell>
          <table:table-cell table:style-name="Table1.A1" office:value-type="string">
            <text:p text:style-name="P37">3</text:p>
          </table:table-cell>
          <table:table-cell table:style-name="Table1.A1" office:value-type="string">
            <text:p text:style-name="P37">4</text:p>
          </table:table-cell>
          <table:table-cell table:style-name="Table1.F1" office:value-type="string">
            <text:p text:style-name="P37">5</text:p>
          </table:table-cell>
        </table:table-row>
        <table:table-row table:style-name="Table1.1">
          <table:table-cell table:style-name="Table1.A2" office:value-type="string">
            <text:p text:style-name="P11">FETCH</text:p>
          </table:table-cell>
          <table:table-cell table:style-name="Table1.A2" office:value-type="string">
            <text:p text:style-name="P11">Inst: <text:span text:style-name="T3">addq %rax, %rbx</text:span></text:p>
            <text:p text:style-name="P11"/>
            <text:p text:style-name="P11">F_predPC = <text:span text:style-name="T4">0</text:span></text:p>
            <text:p text:style-name="P11">f_pc = <text:span text:style-name="T5">0</text:span></text:p>
            <text:p text:style-name="P11">f_stat = <text:span text:style-name="T6">SAOK</text:span></text:p>
            <text:p text:style-name="P11">f_icode = <text:span text:style-name="T6">0x6</text:span></text:p>
            <text:p text:style-name="P11">f_ifun = <text:span text:style-name="T6">0x0</text:span></text:p>
            <text:p text:style-name="P11">f_rA = <text:span text:style-name="T6">0x0</text:span></text:p>
            <text:p text:style-name="P11">f_rB = <text:span text:style-name="T6">0x3</text:span></text:p>
            <text:p text:style-name="P11">f_valC = <text:span text:style-name="T7">0xNULL</text:span></text:p>
            <text:p text:style-name="P11">f_valP = <text:span text:style-name="T7">0x2</text:span></text:p>
            <text:p text:style-name="P41">f_predPC = <text:span text:style-name="T7">0x2</text:span></text:p>
          </table:table-cell>
          <table:table-cell table:style-name="Table1.A2" office:value-type="string">
            <text:p text:style-name="P11">Inst: <text:span text:style-name="T20">rrmvq %rax, %rbx</text:span></text:p>
            <text:p text:style-name="P11"/>
            <text:p text:style-name="P11">F_predPC = <text:span text:style-name="T20">0</text:span></text:p>
            <text:p text:style-name="P11">f_pc = <text:span text:style-name="T20">0</text:span></text:p>
            <text:p text:style-name="P11">f_stat = <text:span text:style-name="T20">SAOK</text:span></text:p>
            <text:p text:style-name="P11">f_icode = <text:span text:style-name="T20">0x2</text:span></text:p>
            <text:p text:style-name="P11">f_ifun = <text:span text:style-name="T20">0x0</text:span></text:p>
            <text:p text:style-name="P11">f_rA = <text:span text:style-name="T20">0x0</text:span></text:p>
            <text:p text:style-name="P11">f_rB = <text:span text:style-name="T20">0x3</text:span></text:p>
            <text:p text:style-name="P11">f_valC = <text:span text:style-name="T20">0x</text:span>NULL</text:p>
            <text:p text:style-name="P11">f_valP = <text:span text:style-name="T21">0x2</text:span></text:p>
            <text:p text:style-name="P41">f_predPC = <text:span text:style-name="T21">0x2</text:span></text:p>
          </table:table-cell>
          <table:table-cell table:style-name="Table1.A2" office:value-type="string">
            <text:p text:style-name="P11">Inst: <text:span text:style-name="T31">irmovq 101, %rax</text:span></text:p>
            <text:p text:style-name="P11"/>
            <text:p text:style-name="P11">F_predPC = <text:span text:style-name="T31">0</text:span></text:p>
            <text:p text:style-name="P11">f_pc = <text:span text:style-name="T31">0</text:span></text:p>
            <text:p text:style-name="P11">f_stat = <text:span text:style-name="T31">SAOK</text:span></text:p>
            <text:p text:style-name="P11">f_icode = <text:span text:style-name="T31">0x3</text:span></text:p>
            <text:p text:style-name="P11">f_ifun = <text:span text:style-name="T31">0x0</text:span></text:p>
            <text:p text:style-name="P11">f_rA = <text:span text:style-name="T31">0xF</text:span></text:p>
            <text:p text:style-name="P11">f_rB = <text:span text:style-name="T31">0x0</text:span></text:p>
            <text:p text:style-name="P11">f_valC = <text:span text:style-name="T31">101</text:span></text:p>
            <text:p text:style-name="P11">f_valP = <text:span text:style-name="T31">0x9</text:span></text:p>
            <text:p text:style-name="P41">f_predPC = <text:span text:style-name="T31">0x9</text:span></text:p>
          </table:table-cell>
          <table:table-cell table:style-name="Table1.A2" office:value-type="string">
            <text:p text:style-name="P11">Inst: <text:span text:style-name="T42">rmmovq %rax, 10(%rbx)</text:span></text:p>
            <text:p text:style-name="P11">F_predPC = <text:span text:style-name="T43">0</text:span></text:p>
            <text:p text:style-name="P11">f_pc = <text:span text:style-name="T43">0</text:span></text:p>
            <text:p text:style-name="P11">f_stat = <text:span text:style-name="T43">SAOK</text:span></text:p>
            <text:p text:style-name="P11">f_icode = <text:span text:style-name="T44">0x4</text:span></text:p>
            <text:p text:style-name="P11">f_ifun = <text:span text:style-name="T44">0x0</text:span></text:p>
            <text:p text:style-name="P11">f_rA = <text:span text:style-name="T44">0x0</text:span></text:p>
            <text:p text:style-name="P11">f_rB = <text:span text:style-name="T44">0x3</text:span></text:p>
            <text:p text:style-name="P11">f_valC = <text:span text:style-name="T44">10</text:span></text:p>
            <text:p text:style-name="P11">f_valP = <text:span text:style-name="T44">0x9</text:span></text:p>
            <text:p text:style-name="P41">f_predPC = <text:span text:style-name="T44">0x9</text:span></text:p>
          </table:table-cell>
          <table:table-cell table:style-name="Table1.F2" office:value-type="string">
            <text:p text:style-name="P11">Inst: <text:span text:style-name="T50">mrmovq 10(%rbx), %rax</text:span></text:p>
            <text:p text:style-name="P11">F_predPC = <text:span text:style-name="T51">0</text:span></text:p>
            <text:p text:style-name="P11">f_pc = <text:span text:style-name="T51">0</text:span></text:p>
            <text:p text:style-name="P11">f_stat = <text:span text:style-name="T51">SAOK</text:span></text:p>
            <text:p text:style-name="P11">f_icode = <text:span text:style-name="T51">0x5</text:span></text:p>
            <text:p text:style-name="P11">f_ifun = <text:span text:style-name="T51">0x0</text:span></text:p>
            <text:p text:style-name="P11">f_rA = <text:span text:style-name="T51">0x0</text:span></text:p>
            <text:p text:style-name="P11">f_rB = <text:span text:style-name="T51">0x3</text:span></text:p>
            <text:p text:style-name="P11">f_valC = <text:span text:style-name="T51">10</text:span></text:p>
            <text:p text:style-name="P11">f_valP = <text:span text:style-name="T51">0x9</text:span></text:p>
            <text:p text:style-name="P41">f_predPC = <text:span text:style-name="T51">0x9</text:span></text:p>
          </table:table-cell>
        </table:table-row>
        <table:table-row table:style-name="Table1.1">
          <table:table-cell table:style-name="Table1.A2" office:value-type="string">
            <text:p text:style-name="P11">DECODE</text:p>
          </table:table-cell>
          <table:table-cell table:style-name="Table1.A2" office:value-type="string">
            <text:p text:style-name="P39">Inst:</text:p>
            <text:p text:style-name="P12">D_stat = <text:span text:style-name="T6">SAOK</text:span></text:p>
            <text:p text:style-name="P12">D_icode = <text:span text:style-name="T6">0x6</text:span></text:p>
            <text:p text:style-name="P12">D_ifun = <text:span text:style-name="T6">0x0</text:span></text:p>
            <text:p text:style-name="P17">D_rA = <text:span text:style-name="T6">0x0</text:span></text:p>
            <text:p text:style-name="P17">D_rB = <text:span text:style-name="T6">0x3</text:span></text:p>
            <text:p text:style-name="P12">D_valC = <text:span text:style-name="T7">0xNULL</text:span></text:p>
            <text:p text:style-name="P17">D_valP = <text:span text:style-name="T7">0x2</text:span></text:p>
            <text:p text:style-name="P17">d_rvalA = <text:span text:style-name="T6">0xFF</text:span></text:p>
            <text:p text:style-name="P17">d_rvalB = <text:span text:style-name="T6">0xEE</text:span></text:p>
            <text:p text:style-name="P17">d_dstE = <text:span text:style-name="T6">0x3</text:span></text:p>
            <text:p text:style-name="P16">d_dstM = <text:span text:style-name="T8">RNONE</text:span></text:p>
            <text:p text:style-name="P16">d_srcA = <text:span text:style-name="T9">0x0</text:span></text:p>
            <text:p text:style-name="P16">d_srcB = <text:span text:style-name="T9">0x3</text:span></text:p>
            <text:p text:style-name="P46">d_valA = <text:span text:style-name="T10">0xFF</text:span></text:p>
            <text:p text:style-name="P46">d_valB = <text:span text:style-name="T10">0xEE</text:span></text:p>
          </table:table-cell>
          <table:table-cell table:style-name="Table1.A2" office:value-type="string">
            <text:p text:style-name="P39">Inst:</text:p>
            <text:p text:style-name="P13">D_stat = <text:span text:style-name="T20">SAOK</text:span></text:p>
            <text:p text:style-name="P11">D_icode = <text:span text:style-name="T22">0x2</text:span></text:p>
            <text:p text:style-name="P11">D_ifun = <text:span text:style-name="T22">0x0</text:span></text:p>
            <text:p text:style-name="P16">D_rA = <text:span text:style-name="T22">0x0</text:span></text:p>
            <text:p text:style-name="P16">D_rB = <text:span text:style-name="T22">0x3</text:span></text:p>
            <text:p text:style-name="P11">D_valC = <text:span text:style-name="T23">0x</text:span>NULL</text:p>
            <text:p text:style-name="P16">D_valP = <text:span text:style-name="T23">0x2</text:span></text:p>
            <text:p text:style-name="P16">d_rvalA = <text:span text:style-name="T23">0xFF</text:span></text:p>
            <text:p text:style-name="P16">d_rvalB = <text:span text:style-name="T24">0xNULL</text:span></text:p>
            <text:p text:style-name="P16">d_dstE = <text:span text:style-name="T23">0x3</text:span></text:p>
            <text:p text:style-name="P16">d_dstM = <text:span text:style-name="T23">RNONE</text:span></text:p>
            <text:p text:style-name="P16">d_srcA = <text:span text:style-name="T23">0x0</text:span></text:p>
            <text:p text:style-name="P16">d_srcB = <text:span text:style-name="T23">RNONE</text:span></text:p>
            <text:p text:style-name="P53">d_valA = 0xFF</text:p>
            <text:p text:style-name="P53">d_valB = 0xNULL</text:p>
          </table:table-cell>
          <table:table-cell table:style-name="Table1.A2" office:value-type="string">
            <text:p text:style-name="P39">Inst:</text:p>
            <text:p text:style-name="P14">D_stat = <text:span text:style-name="T31">SAOK</text:span></text:p>
            <text:p text:style-name="P11">D_icode = <text:span text:style-name="T31">0x3</text:span></text:p>
            <text:p text:style-name="P11">D_ifun = <text:span text:style-name="T31">0x0</text:span></text:p>
            <text:p text:style-name="P16">D_rA = <text:span text:style-name="T31">0xF</text:span></text:p>
            <text:p text:style-name="P16">D_rB = <text:span text:style-name="T31">0x0</text:span></text:p>
            <text:p text:style-name="P11">D_valC = <text:span text:style-name="T31">101</text:span></text:p>
            <text:p text:style-name="P16">D_valP = <text:span text:style-name="T31">0x9</text:span></text:p>
            <text:p text:style-name="P16">d_rvalA = <text:span text:style-name="T32">0xNULL</text:span></text:p>
            <text:p text:style-name="P21">d_rvalB = <text:span text:style-name="T32">0xNULL</text:span></text:p>
            <text:p text:style-name="P16">d_dstE = <text:span text:style-name="T32">0x0</text:span></text:p>
            <text:p text:style-name="P16">d_dstM = <text:span text:style-name="T32">RNONE</text:span></text:p>
            <text:p text:style-name="P16">d_srcA = <text:span text:style-name="T32">RNONE</text:span></text:p>
            <text:p text:style-name="P16">d_srcB = <text:span text:style-name="T32">RNONE</text:span></text:p>
            <text:p text:style-name="P57">d_valA = <text:span text:style-name="T33">0xNULL</text:span></text:p>
            <text:p text:style-name="P57">d_valB = <text:span text:style-name="T33">0xNULL</text:span></text:p>
          </table:table-cell>
          <table:table-cell table:style-name="Table1.A2" office:value-type="string">
            <text:p text:style-name="P39">Inst:</text:p>
            <text:p text:style-name="P11">D_stat = <text:span text:style-name="T45">SAOK</text:span></text:p>
            <text:p text:style-name="P11">D_icode = <text:span text:style-name="T46">0x4</text:span></text:p>
            <text:p text:style-name="P11">D_ifun = <text:span text:style-name="T46">0x0</text:span></text:p>
            <text:p text:style-name="P16">D_rA = <text:span text:style-name="T46">0x0</text:span></text:p>
            <text:p text:style-name="P16">D_rB = <text:span text:style-name="T46">0x3</text:span></text:p>
            <text:p text:style-name="P11">D_valC = <text:span text:style-name="T46">10</text:span></text:p>
            <text:p text:style-name="P16">D_valP = <text:span text:style-name="T46">0x9</text:span></text:p>
            <text:p text:style-name="P16">d_rvalA = <text:span text:style-name="T46">0xFF</text:span></text:p>
            <text:p text:style-name="P16">d_rvalB = <text:span text:style-name="T46">0xEE</text:span></text:p>
            <text:p text:style-name="P16">d_dstE = <text:span text:style-name="T46">RNONE</text:span></text:p>
            <text:p text:style-name="P16">d_dstM = <text:span text:style-name="T46">RNONE</text:span></text:p>
            <text:p text:style-name="P16">d_srcA = <text:span text:style-name="T46">0x0</text:span></text:p>
            <text:p text:style-name="P16">d_srcB = <text:span text:style-name="T46">0x3</text:span></text:p>
            <text:p text:style-name="P63">d_valA = 0xFF</text:p>
            <text:p text:style-name="P63">d_valB = 0xEE</text:p>
          </table:table-cell>
          <table:table-cell table:style-name="Table1.F2" office:value-type="string">
            <text:p text:style-name="P39">Inst:</text:p>
            <text:p text:style-name="P11">D_stat = <text:span text:style-name="T52">SAOK</text:span></text:p>
            <text:p text:style-name="P11">D_icode = <text:span text:style-name="T52">0x5</text:span></text:p>
            <text:p text:style-name="P11">D_ifun = <text:span text:style-name="T52">0x0</text:span></text:p>
            <text:p text:style-name="P16">D_rA = <text:span text:style-name="T52">0x0</text:span></text:p>
            <text:p text:style-name="P16">D_rB = <text:span text:style-name="T52">0x3</text:span></text:p>
            <text:p text:style-name="P11">D_valC = <text:span text:style-name="T52">10</text:span></text:p>
            <text:p text:style-name="P16">D_valP = <text:span text:style-name="T52">0x9</text:span></text:p>
            <text:p text:style-name="P16">d_rvalA = <text:span text:style-name="T52">0x</text:span>NULL</text:p>
            <text:p text:style-name="P16">d_rvalB = <text:span text:style-name="T52">0xEE</text:span></text:p>
            <text:p text:style-name="P16">d_dstE = <text:span text:style-name="T52">NONE</text:span></text:p>
            <text:p text:style-name="P16">d_dstM = <text:span text:style-name="T52">0x0</text:span></text:p>
            <text:p text:style-name="P16">d_srcA = <text:span text:style-name="T52">RNONE</text:span></text:p>
            <text:p text:style-name="P16">d_srcB = <text:span text:style-name="T52">0x3</text:span></text:p>
            <text:p text:style-name="P69">d_valA = <text:span text:style-name="T53">0xNULL</text:span></text:p>
            <text:p text:style-name="P69">d_valB = <text:span text:style-name="T53">0xEE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1">EXECUTE</text:p>
          </table:table-cell>
          <table:table-cell table:style-name="Table1.A2" office:value-type="string">
            <text:p text:style-name="P39">Inst:</text:p>
            <text:p text:style-name="P18">E_stat = <text:span text:style-name="T6">SAOK</text:span></text:p>
            <text:p text:style-name="P18">E_icode = <text:span text:style-name="T6">0x6</text:span></text:p>
            <text:p text:style-name="P18">E_ifun = <text:span text:style-name="T6">0x0</text:span></text:p>
            <text:p text:style-name="P18">E_valC = <text:span text:style-name="T7">0xNULL</text:span></text:p>
            <text:p text:style-name="P18">E_valA = <text:span text:style-name="T10">0xFF</text:span></text:p>
            <text:p text:style-name="P18">E_valB = <text:span text:style-name="T10">0xEE</text:span></text:p>
            <text:p text:style-name="P18">E_dstE = <text:span text:style-name="T6">0x3</text:span></text:p>
            <text:p text:style-name="P18">E_dstM = <text:span text:style-name="T8">RNONE</text:span></text:p>
            <text:p text:style-name="P43">E_srcA = <text:span text:style-name="T10">0x0</text:span></text:p>
            <text:p text:style-name="P43">E_srcB = <text:span text:style-name="T10">0x3</text:span></text:p>
            <text:p text:style-name="P51">e_Cnd = <text:span text:style-name="T12">0x0</text:span></text:p>
            <text:p text:style-name="P24">e_valE = <text:span text:style-name="T13">0x1ED</text:span></text:p>
            <text:p text:style-name="P24">e_dstE = <text:span text:style-name="T12">0x3</text:span></text:p>
            <text:p text:style-name="P48">e_SetCC = 0x1</text:p>
            <text:p text:style-name="P49">e_ALUA = <text:span text:style-name="T10">0xFF</text:span></text:p>
            <text:p text:style-name="P49">e_ALUB = <text:span text:style-name="T10">0xEE</text:span></text:p>
            <text:p text:style-name="P48">e_ALUfun = <text:span text:style-name="T11">0x0</text:span></text:p>
          </table:table-cell>
          <table:table-cell table:style-name="Table1.A2" office:value-type="string">
            <text:p text:style-name="P39">Inst:</text:p>
            <text:p text:style-name="P19">E_stat = <text:span text:style-name="T20">SAOK</text:span></text:p>
            <text:p text:style-name="P19">E_icode = <text:span text:style-name="T22">0x2</text:span></text:p>
            <text:p text:style-name="P19">E_ifun = <text:span text:style-name="T22">0x0</text:span></text:p>
            <text:p text:style-name="P19">E_valC = <text:span text:style-name="T23">0xNULL</text:span></text:p>
            <text:p text:style-name="P19">E_valA = <text:span text:style-name="T25">0xFF</text:span></text:p>
            <text:p text:style-name="P19">E_valB = <text:span text:style-name="T24">0xNULL</text:span></text:p>
            <text:p text:style-name="P20">E_dstE = <text:span text:style-name="T23">0x3</text:span></text:p>
            <text:p text:style-name="P20">E_dstM = <text:span text:style-name="T23">RNONE</text:span></text:p>
            <text:p text:style-name="P44">E_srcA = <text:span text:style-name="T23">0x0</text:span></text:p>
            <text:p text:style-name="P44">E_srcB = <text:span text:style-name="T23">RNONE</text:span></text:p>
            <text:p text:style-name="P51">e_Cnd = <text:span text:style-name="T26">0x0</text:span></text:p>
            <text:p text:style-name="P24">e_valE = <text:span text:style-name="T28">0xFF</text:span></text:p>
            <text:p text:style-name="P24">e_dstE = <text:span text:style-name="T28">0x3</text:span></text:p>
            <text:p text:style-name="P55">e_SetCC = 0x0</text:p>
            <text:p text:style-name="P55">e_ALUA = <text:span text:style-name="T27">0xFF</text:span></text:p>
            <text:p text:style-name="P55">e_ALUB = <text:span text:style-name="T27">0x0</text:span></text:p>
            <text:p text:style-name="P55">e_ALUfun = <text:span text:style-name="T27">0x0</text:span></text:p>
          </table:table-cell>
          <table:table-cell table:style-name="Table1.A2" office:value-type="string">
            <text:p text:style-name="P39">Inst:</text:p>
            <text:p text:style-name="P22">E_stat = <text:span text:style-name="T31">SAOK</text:span></text:p>
            <text:p text:style-name="P16">E_icode = <text:span text:style-name="T34">0x3</text:span></text:p>
            <text:p text:style-name="P16">E_ifun = <text:span text:style-name="T34">0x0</text:span></text:p>
            <text:p text:style-name="P16">E_valC = <text:span text:style-name="T34">101</text:span></text:p>
            <text:p text:style-name="P16">E_valA = <text:span text:style-name="T34">0xNULL</text:span></text:p>
            <text:p text:style-name="P16">E_valB = <text:span text:style-name="T34">0xNULL</text:span></text:p>
            <text:p text:style-name="P16">E_dstE = <text:span text:style-name="T34">0x0</text:span></text:p>
            <text:p text:style-name="P16">E_dstM = <text:span text:style-name="T34">RNONE</text:span></text:p>
            <text:p text:style-name="P43">E_srcA = <text:span text:style-name="T35">RNONE</text:span></text:p>
            <text:p text:style-name="P43">E_srcB = <text:span text:style-name="T35">RNONE</text:span></text:p>
            <text:p text:style-name="P51">e_Cnd = <text:span text:style-name="T35">0x0</text:span></text:p>
            <text:p text:style-name="P24">e_valE = <text:span text:style-name="T37">101</text:span></text:p>
            <text:p text:style-name="P24">e_dstE = <text:span text:style-name="T37">0x0</text:span></text:p>
            <text:p text:style-name="P59">e_SetCC = 0x0</text:p>
            <text:p text:style-name="P59">e_ALUA = 101</text:p>
            <text:p text:style-name="P59">e_ALUB = 0</text:p>
            <text:p text:style-name="P59">e_ALUfun = 0x0 </text:p>
          </table:table-cell>
          <table:table-cell table:style-name="Table1.A2" office:value-type="string">
            <text:p text:style-name="P39">Inst:</text:p>
            <text:p text:style-name="P16">E_stat = <text:span text:style-name="T46">SAOK</text:span></text:p>
            <text:p text:style-name="P16">E_icode = <text:span text:style-name="T46">0x4</text:span></text:p>
            <text:p text:style-name="P16">E_ifun = <text:span text:style-name="T46">0x0</text:span></text:p>
            <text:p text:style-name="P16">E_valC = <text:span text:style-name="T46">10</text:span></text:p>
            <text:p text:style-name="P16">E_valA = <text:span text:style-name="T46">0xFF</text:span></text:p>
            <text:p text:style-name="P16">E_valB = <text:span text:style-name="T46">0xEE</text:span></text:p>
            <text:p text:style-name="P16">E_dstE = <text:span text:style-name="T46">RNONE</text:span></text:p>
            <text:p text:style-name="P16">E_dstM = <text:span text:style-name="T46">RNONE</text:span></text:p>
            <text:p text:style-name="P43">E_srcA = <text:span text:style-name="T46">0x0</text:span></text:p>
            <text:p text:style-name="P43">E_srcB = <text:span text:style-name="T46">0x3</text:span></text:p>
            <text:p text:style-name="P64">e_Cnd = <text:span text:style-name="T46">0x0</text:span></text:p>
            <text:p text:style-name="P24">e_valE = <text:span text:style-name="T47">0xF8</text:span></text:p>
            <text:p text:style-name="P24">e_dstE = <text:span text:style-name="T47">RNONE</text:span></text:p>
            <text:p text:style-name="P63">e_SetCC = 0x0</text:p>
            <text:p text:style-name="P63">e_ALUA = 10</text:p>
            <text:p text:style-name="P63">e_ALUB = 0xEE</text:p>
            <text:p text:style-name="P63">e_ALUfun = 0x0</text:p>
          </table:table-cell>
          <table:table-cell table:style-name="Table1.F2" office:value-type="string">
            <text:p text:style-name="P39">Inst:</text:p>
            <text:p text:style-name="P16">E_stat = <text:span text:style-name="T54">SAOK</text:span></text:p>
            <text:p text:style-name="P16">E_icode = <text:span text:style-name="T54">0x5</text:span></text:p>
            <text:p text:style-name="P16">E_ifun = <text:span text:style-name="T54">0x0</text:span></text:p>
            <text:p text:style-name="P16">E_valC = <text:span text:style-name="T54">10</text:span></text:p>
            <text:p text:style-name="P16">E_valA = <text:span text:style-name="T54">0x</text:span>NULL</text:p>
            <text:p text:style-name="P16">E_valB = <text:span text:style-name="T54">0xEE</text:span></text:p>
            <text:p text:style-name="P16">E_dstE = <text:span text:style-name="T54">RNONE</text:span></text:p>
            <text:p text:style-name="P16">E_dstM = <text:span text:style-name="T54">0x0</text:span></text:p>
            <text:p text:style-name="P43">E_srcA = <text:span text:style-name="T55">RNONE</text:span></text:p>
            <text:p text:style-name="P43">E_srcB = <text:span text:style-name="T55">0x3</text:span></text:p>
            <text:p text:style-name="P64">e_Cnd = <text:span text:style-name="T55">0x0</text:span></text:p>
            <text:p text:style-name="P24">e_valE = <text:span text:style-name="T57">0xF8</text:span></text:p>
            <text:p text:style-name="P24">e_dstE = <text:span text:style-name="T55">RNONE</text:span></text:p>
            <text:p text:style-name="P70">e_SetCC = <text:span text:style-name="T55">0x0</text:span></text:p>
            <text:p text:style-name="P70">e_ALUA = <text:span text:style-name="T56">10</text:span></text:p>
            <text:p text:style-name="P70">e_ALUB = <text:span text:style-name="T56">0xEE</text:span></text:p>
            <text:p text:style-name="P70">e_ALUfun = <text:span text:style-name="T56">0x0</text:span> </text:p>
          </table:table-cell>
        </table:table-row>
        <table:table-row table:style-name="Table1.1">
          <table:table-cell table:style-name="Table1.A2" office:value-type="string">
            <text:p text:style-name="P11">MEMEORY</text:p>
          </table:table-cell>
          <table:table-cell table:style-name="Table1.A2" office:value-type="string">
            <text:p text:style-name="P39">Inst:</text:p>
            <text:p text:style-name="P25">M_stat = <text:span text:style-name="T6">SAOK</text:span></text:p>
            <text:p text:style-name="P25">M_icode = <text:span text:style-name="T6">0x6</text:span></text:p>
            <text:p text:style-name="P25">M_Cnd = <text:span text:style-name="T14">0x0</text:span></text:p>
            <text:p text:style-name="P25">M_valE = <text:span text:style-name="T13">0x1ED</text:span></text:p>
            <text:p text:style-name="P25">M_valA = <text:span text:style-name="T10">0xFF</text:span></text:p>
            <text:p text:style-name="P25">M_dstE = <text:span text:style-name="T12">0x3</text:span></text:p>
            <text:p text:style-name="P25">M_dstM = <text:span text:style-name="T8">RNONE</text:span></text:p>
            <text:p text:style-name="P24">m_read = <text:span text:style-name="T18">0x0</text:span></text:p>
            <text:p text:style-name="P24">m_write = <text:span text:style-name="T18">0x0</text:span></text:p>
            <text:p text:style-name="P24">m_Addr = <text:span text:style-name="T18">0xNULL</text:span></text:p>
            <text:p text:style-name="P24">m_datain = <text:span text:style-name="T19">0xFF</text:span></text:p>
            <text:p text:style-name="P24">m_dataout = <text:span text:style-name="T19">0xNULL</text:span></text:p>
            <text:p text:style-name="P24">dmem_error = <text:span text:style-name="T19">0x0</text:span></text:p>
            <text:p text:style-name="P24">m_stat = <text:span text:style-name="T19">SAOK</text:span></text:p>
          </table:table-cell>
          <table:table-cell table:style-name="Table1.A2" office:value-type="string">
            <text:p text:style-name="P39">Inst:</text:p>
            <text:p text:style-name="P27">M_stat = <text:span text:style-name="T20">SAOK</text:span></text:p>
            <text:p text:style-name="P27">M_icode = <text:span text:style-name="T22">0x2</text:span></text:p>
            <text:p text:style-name="P27">M_Cnd = <text:span text:style-name="T15">0x0</text:span></text:p>
            <text:p text:style-name="P27">M_valE = <text:span text:style-name="T28">0xFF</text:span></text:p>
            <text:p text:style-name="P27">M_valA = <text:span text:style-name="T25">0xFF</text:span></text:p>
            <text:p text:style-name="P28">M_dstE = <text:span text:style-name="T23">0x3</text:span></text:p>
            <text:p text:style-name="P28">M_dstM = <text:span text:style-name="T23">RNONE</text:span></text:p>
            <text:p text:style-name="P24">m_read = <text:span text:style-name="T29">0x0</text:span></text:p>
            <text:p text:style-name="P24">m_write = <text:span text:style-name="T29">0x0</text:span></text:p>
            <text:p text:style-name="P24">m_Addr = <text:span text:style-name="T29">0x</text:span>NULL</text:p>
            <text:p text:style-name="P24">m_datain = <text:span text:style-name="T29">0xFF</text:span></text:p>
            <text:p text:style-name="P24">m_dataout = <text:span text:style-name="T29">0xNULL</text:span></text:p>
            <text:p text:style-name="P24">dmem_error = <text:span text:style-name="T29">0x0</text:span></text:p>
            <text:p text:style-name="P24">m_stat = <text:span text:style-name="T29">SAOK</text:span></text:p>
          </table:table-cell>
          <table:table-cell table:style-name="Table1.A2" office:value-type="string">
            <text:p text:style-name="P39">Inst:</text:p>
            <text:p text:style-name="P30">M_stat = <text:span text:style-name="T31">SAOK</text:span></text:p>
            <text:p text:style-name="P24">M_icode = <text:span text:style-name="T36">0x3</text:span></text:p>
            <text:p text:style-name="P30">M_Cnd = <text:span text:style-name="T16">0x0</text:span></text:p>
            <text:p text:style-name="P24">M_valE = <text:span text:style-name="T38">101</text:span></text:p>
            <text:p text:style-name="P24">M_valA = <text:span text:style-name="T38">0xNULL</text:span></text:p>
            <text:p text:style-name="P24">M_dstE = <text:span text:style-name="T39">0x0</text:span></text:p>
            <text:p text:style-name="P24">M_dstM = <text:span text:style-name="T39">RNONE</text:span></text:p>
            <text:p text:style-name="P24">m_read = <text:span text:style-name="T40">0x0</text:span></text:p>
            <text:p text:style-name="P24">m_write = <text:span text:style-name="T40">0x0</text:span></text:p>
            <text:p text:style-name="P24">m_Addr = <text:span text:style-name="T40">0xNULL</text:span></text:p>
            <text:p text:style-name="P24">m_datain = <text:span text:style-name="T40">0x</text:span>NULL</text:p>
            <text:p text:style-name="P24">m_dataout = <text:span text:style-name="T40">0xNULL</text:span></text:p>
            <text:p text:style-name="P24">dmem_error = <text:span text:style-name="T40">0x0</text:span></text:p>
            <text:p text:style-name="P24">m_stat = <text:span text:style-name="T40">SAOK</text:span></text:p>
          </table:table-cell>
          <table:table-cell table:style-name="Table1.A2" office:value-type="string">
            <text:p text:style-name="P39">Inst:</text:p>
            <text:p text:style-name="P24">M_stat = <text:span text:style-name="T47">SAOK</text:span></text:p>
            <text:p text:style-name="P24">M_icode = <text:span text:style-name="T47">0x4</text:span></text:p>
            <text:p text:style-name="P66">M_Cnd = <text:span text:style-name="T17">0x0</text:span></text:p>
            <text:p text:style-name="P24">M_valE = <text:span text:style-name="T47">0xF8</text:span></text:p>
            <text:p text:style-name="P24">M_valA = <text:span text:style-name="T47">0xFF</text:span></text:p>
            <text:p text:style-name="P24">M_dstE = <text:span text:style-name="T47">RNONE</text:span></text:p>
            <text:p text:style-name="P24">M_dstM = <text:span text:style-name="T47">RNONE</text:span></text:p>
            <text:p text:style-name="P24">m_read = <text:span text:style-name="T48">0x0</text:span></text:p>
            <text:p text:style-name="P24">m_write = <text:span text:style-name="T48">0x1</text:span></text:p>
            <text:p text:style-name="P24">m_Addr = <text:span text:style-name="T48">0xF8</text:span></text:p>
            <text:p text:style-name="P24">m_datain = <text:span text:style-name="T48">0xFF</text:span></text:p>
            <text:p text:style-name="P24">m_dataout =<text:span text:style-name="T48">0xNULL</text:span></text:p>
            <text:p text:style-name="P24">dmem_error = <text:span text:style-name="T48">0x0</text:span></text:p>
            <text:p text:style-name="P24">m_stat = <text:span text:style-name="T48">SAOK</text:span></text:p>
          </table:table-cell>
          <table:table-cell table:style-name="Table1.F2" office:value-type="string">
            <text:p text:style-name="P39">Inst:</text:p>
            <text:p text:style-name="P24">M_stat = <text:span text:style-name="T58">SAOK</text:span></text:p>
            <text:p text:style-name="P24">M_icode = <text:span text:style-name="T58">0x5</text:span></text:p>
            <text:p text:style-name="P67">M_Cnd = <text:span text:style-name="T17">0x0</text:span></text:p>
            <text:p text:style-name="P24">M_valE = <text:span text:style-name="T58">0xF8</text:span></text:p>
            <text:p text:style-name="P24">M_valA = <text:span text:style-name="T58">0x</text:span>NULL</text:p>
            <text:p text:style-name="P24">M_dstE = <text:span text:style-name="T58">RNONE</text:span></text:p>
            <text:p text:style-name="P24">M_dstM = <text:span text:style-name="T58">0x0</text:span></text:p>
            <text:p text:style-name="P24">m_read = <text:span text:style-name="T58">0x1</text:span></text:p>
            <text:p text:style-name="P24">m_write = <text:span text:style-name="T58">0x0</text:span></text:p>
            <text:p text:style-name="P24">m_Addr = <text:span text:style-name="T58">0xF8</text:span></text:p>
            <text:p text:style-name="P24">m_datain = <text:span text:style-name="T58">0x</text:span>NULL</text:p>
            <text:p text:style-name="P24">m_dataout = <text:span text:style-name="T58">0xABCD</text:span></text:p>
            <text:p text:style-name="P24">dmem_error = <text:span text:style-name="T58">0x0</text:span></text:p>
            <text:p text:style-name="P24">m_stat = <text:span text:style-name="T58">SAOK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1">W/BACK</text:p>
          </table:table-cell>
          <table:table-cell table:style-name="Table1.A2" office:value-type="string">
            <text:p text:style-name="P39">Inst:</text:p>
            <text:p text:style-name="P26">W_stat = <text:span text:style-name="T19">SAOK</text:span></text:p>
            <text:p text:style-name="P26">W_icode = <text:span text:style-name="T6">0x6</text:span></text:p>
            <text:p text:style-name="P26">W_valE = <text:span text:style-name="T13">0x1ED</text:span></text:p>
            <text:p text:style-name="P26">W_valM = <text:span text:style-name="T19">0xNULL</text:span></text:p>
            <text:p text:style-name="P33">W_dstE = <text:span text:style-name="T12">0x3</text:span></text:p>
            <text:p text:style-name="P34">W_dstM = <text:span text:style-name="T8">RNONE</text:span></text:p>
          </table:table-cell>
          <table:table-cell table:style-name="Table1.A2" office:value-type="string">
            <text:p text:style-name="P39">Inst:</text:p>
            <text:p text:style-name="P29">W_stat = <text:span text:style-name="T20">SAOK</text:span></text:p>
            <text:p text:style-name="P29">W_icode = <text:span text:style-name="T22">0x2</text:span></text:p>
            <text:p text:style-name="P29">W_valE = <text:span text:style-name="T28">0xFF</text:span></text:p>
            <text:p text:style-name="P24">W_valM = <text:span text:style-name="T30">0x</text:span>NULL</text:p>
            <text:p text:style-name="P35">W_dstE = <text:span text:style-name="T23">0x3</text:span></text:p>
            <text:p text:style-name="P35">W_dstM = <text:span text:style-name="T23">RNONE</text:span></text:p>
          </table:table-cell>
          <table:table-cell table:style-name="Table1.A2" office:value-type="string">
            <text:p text:style-name="P39">Inst:</text:p>
            <text:p text:style-name="P24">W_stat = <text:span text:style-name="T41">SAOK</text:span></text:p>
            <text:p text:style-name="P24">W_icode = <text:span text:style-name="T41">0x3</text:span></text:p>
            <text:p text:style-name="P24">W_valE = <text:span text:style-name="T41">101</text:span></text:p>
            <text:p text:style-name="P24">W_valM = <text:span text:style-name="T41">0xNULL</text:span></text:p>
            <text:p text:style-name="P32">W_dstE = <text:span text:style-name="T41">0x0</text:span></text:p>
            <text:p text:style-name="P32">W_dstM = <text:span text:style-name="T41">RNONE</text:span></text:p>
          </table:table-cell>
          <table:table-cell table:style-name="Table1.A2" office:value-type="string">
            <text:p text:style-name="P39">Inst:</text:p>
            <text:p text:style-name="P24">W_stat = <text:span text:style-name="T49">SAOK</text:span></text:p>
            <text:p text:style-name="P24">W_icode = <text:span text:style-name="T49">0x4</text:span></text:p>
            <text:p text:style-name="P24">W_valE = <text:span text:style-name="T49">0xF8</text:span></text:p>
            <text:p text:style-name="P24">W_valM = <text:span text:style-name="T49">0x</text:span>NULL</text:p>
            <text:p text:style-name="P32">W_dstE = <text:span text:style-name="T49">RNONE</text:span></text:p>
            <text:p text:style-name="P32">W_dstM = <text:span text:style-name="T49">RNONE</text:span></text:p>
          </table:table-cell>
          <table:table-cell table:style-name="Table1.F2" office:value-type="string">
            <text:p text:style-name="P39">Inst:</text:p>
            <text:p text:style-name="P24">W_stat = <text:span text:style-name="T59">SAOK</text:span></text:p>
            <text:p text:style-name="P24">W_icode = <text:span text:style-name="T59">0x5</text:span></text:p>
            <text:p text:style-name="P24">W_valE = <text:span text:style-name="T60">0xF8</text:span></text:p>
            <text:p text:style-name="P24">W_valM = <text:span text:style-name="T60">0xABCD</text:span></text:p>
            <text:p text:style-name="P32">W_dstE = <text:span text:style-name="T60">RNONE</text:span></text:p>
            <text:p text:style-name="P32">W_dstM = <text:span text:style-name="T60">0x0</text:span></text:p>
          </table:table-cell>
        </table:table-row>
      </table:table>
      <text:p text:style-name="P6"/>
      <text:p text:style-name="P6"/>
      <text:p text:style-name="P6">End</text:p>
      <text:p text:style-name="P6"/>
      <text:p text:style-name="P10">Processing of</text:p>
      <text:p text:style-name="P5"/>
      <text:p text:style-name="P8"/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38">CLOCK</text:p>
          </table:table-cell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>4</text:p>
          </table:table-cell>
          <table:table-cell table:style-name="Table2.F1" office:value-type="string">
            <text:p text:style-name="P38">5</text:p>
          </table:table-cell>
        </table:table-row>
        <table:table-row table:style-name="Table2.1">
          <table:table-cell table:style-name="Table2.A2" office:value-type="string">
            <text:p text:style-name="P15">FETCH</text:p>
          </table:table-cell>
          <table:table-cell table:style-name="Table2.A2" office:value-type="string">
            <text:p text:style-name="P15">Inst: <text:span text:style-name="T61">pushq %rax</text:span></text:p>
            <text:p text:style-name="P15">F_predPC = <text:span text:style-name="T4">0</text:span></text:p>
            <text:p text:style-name="P15">f_pc = <text:span text:style-name="T5">0</text:span></text:p>
            <text:p text:style-name="P15">f_stat = <text:span text:style-name="T6">SAOK</text:span></text:p>
            <text:p text:style-name="P15">f_icode = <text:span text:style-name="T6">0xA</text:span></text:p>
            <text:p text:style-name="P15">f_ifun = <text:span text:style-name="T6">0x0</text:span></text:p>
            <text:p text:style-name="P15">f_rA = <text:span text:style-name="T6">0x0</text:span></text:p>
            <text:p text:style-name="P15">f_rB = <text:span text:style-name="T6">0xF</text:span></text:p>
            <text:p text:style-name="P15">f_valC = <text:span text:style-name="T7">0xNULL</text:span></text:p>
            <text:p text:style-name="P15">f_valP = <text:span text:style-name="T7">0x2</text:span></text:p>
            <text:p text:style-name="P42">f_predPC = <text:span text:style-name="T7">0x2</text:span></text:p>
          </table:table-cell>
          <table:table-cell table:style-name="Table2.A2" office:value-type="string">
            <text:p text:style-name="P15">Inst: </text:p>
            <text:p text:style-name="P15">F_predPC = <text:span text:style-name="T20">0</text:span></text:p>
            <text:p text:style-name="P15">f_pc = <text:span text:style-name="T20">0</text:span></text:p>
            <text:p text:style-name="P15">f_stat = <text:span text:style-name="T20">SAOK</text:span></text:p>
            <text:p text:style-name="P15">f_icode = <text:span text:style-name="T20">0x2</text:span></text:p>
            <text:p text:style-name="P15">f_ifun = <text:span text:style-name="T20">0x0</text:span></text:p>
            <text:p text:style-name="P15">f_rA = <text:span text:style-name="T20">0x0</text:span></text:p>
            <text:p text:style-name="P15">f_rB = <text:span text:style-name="T20">0x3</text:span></text:p>
            <text:p text:style-name="P15">f_valC = <text:span text:style-name="T20">0x</text:span>NULL</text:p>
            <text:p text:style-name="P15">f_valP = <text:span text:style-name="T21">0x2</text:span></text:p>
            <text:p text:style-name="P42">f_predPC = <text:span text:style-name="T21">0x2</text:span></text:p>
          </table:table-cell>
          <table:table-cell table:style-name="Table2.A2" office:value-type="string">
            <text:p text:style-name="P15">Inst: </text:p>
            <text:p text:style-name="P15">F_predPC = <text:span text:style-name="T31">0</text:span></text:p>
            <text:p text:style-name="P15">f_pc = <text:span text:style-name="T31">0</text:span></text:p>
            <text:p text:style-name="P15">f_stat = <text:span text:style-name="T31">SAOK</text:span></text:p>
            <text:p text:style-name="P15">f_icode = <text:span text:style-name="T31">0x3</text:span></text:p>
            <text:p text:style-name="P15">f_ifun = <text:span text:style-name="T31">0x0</text:span></text:p>
            <text:p text:style-name="P15">f_rA = <text:span text:style-name="T31">0xF</text:span></text:p>
            <text:p text:style-name="P15">f_rB = <text:span text:style-name="T31">0x0</text:span></text:p>
            <text:p text:style-name="P15">f_valC = <text:span text:style-name="T31">101</text:span></text:p>
            <text:p text:style-name="P15">f_valP = <text:span text:style-name="T31">0x9</text:span></text:p>
            <text:p text:style-name="P42">f_predPC = <text:span text:style-name="T31">0x9</text:span></text:p>
          </table:table-cell>
          <table:table-cell table:style-name="Table2.A2" office:value-type="string">
            <text:p text:style-name="P15">Inst:</text:p>
            <text:p text:style-name="P15">F_predPC = NULL</text:p>
            <text:p text:style-name="P15">f_pc = NULL</text:p>
            <text:p text:style-name="P15">f_stat = NULL</text:p>
            <text:p text:style-name="P15">f_icode = NULL</text:p>
            <text:p text:style-name="P15">f_ifun = NULL</text:p>
            <text:p text:style-name="P15">f_rA = NULL</text:p>
            <text:p text:style-name="P15">f_rB = NULL</text:p>
            <text:p text:style-name="P15">f_valC = NULL</text:p>
            <text:p text:style-name="P15">f_valP = NULL</text:p>
            <text:p text:style-name="P42">f_predPC = NULL</text:p>
          </table:table-cell>
          <table:table-cell table:style-name="Table2.F2" office:value-type="string">
            <text:p text:style-name="P15">Inst:</text:p>
            <text:p text:style-name="P15">F_predPC = NULL</text:p>
            <text:p text:style-name="P15">f_pc = NULL</text:p>
            <text:p text:style-name="P15">f_stat = NULL</text:p>
            <text:p text:style-name="P15">f_icode = NULL</text:p>
            <text:p text:style-name="P15">f_ifun = NULL</text:p>
            <text:p text:style-name="P15">f_rA = NULL</text:p>
            <text:p text:style-name="P15">f_rB = NULL</text:p>
            <text:p text:style-name="P15">f_valC = NULL</text:p>
            <text:p text:style-name="P15">f_valP = NULL</text:p>
            <text:p text:style-name="P42">f_predPC = NULL</text:p>
          </table:table-cell>
        </table:table-row>
        <table:table-row table:style-name="Table2.1">
          <table:table-cell table:style-name="Table2.A2" office:value-type="string">
            <text:p text:style-name="P15">DECODE</text:p>
          </table:table-cell>
          <table:table-cell table:style-name="Table2.A2" office:value-type="string">
            <text:p text:style-name="P40">Inst:</text:p>
            <text:p text:style-name="P15">D_stat = <text:span text:style-name="T6">SAOK</text:span></text:p>
            <text:p text:style-name="P15">D_icode = <text:span text:style-name="T6">0xA</text:span></text:p>
            <text:p text:style-name="P15">D_ifun = <text:span text:style-name="T6">0x0</text:span></text:p>
            <text:p text:style-name="P23">D_rA = <text:span text:style-name="T6">0x0</text:span></text:p>
            <text:p text:style-name="P23">D_rB = <text:span text:style-name="T6">0xF</text:span></text:p>
            <text:p text:style-name="P15">D_valC = <text:span text:style-name="T7">0xNULL</text:span></text:p>
            <text:p text:style-name="P23">D_valP = <text:span text:style-name="T7">0x2</text:span></text:p>
            <text:p text:style-name="P23">d_rvalA = <text:span text:style-name="T63">0xFF</text:span></text:p>
            <text:p text:style-name="P23">d_rvalB = <text:span text:style-name="T63">0xBB</text:span></text:p>
            <text:p text:style-name="P23">d_dstE = %<text:span text:style-name="T62">rsp (0x4)</text:span></text:p>
            <text:p text:style-name="P23">d_dstM = <text:span text:style-name="T8">RNONE</text:span></text:p>
            <text:p text:style-name="P23">d_srcA = <text:span text:style-name="T9">0x0</text:span></text:p>
            <text:p text:style-name="P23">d_srcB = %<text:span text:style-name="T62">rsp (0x4)</text:span></text:p>
            <text:p text:style-name="P47">d_valA = <text:span text:style-name="T10">0xFF</text:span></text:p>
            <text:p text:style-name="P47">d_valB = <text:span text:style-name="T10">0xBB</text:span></text:p>
          </table:table-cell>
          <table:table-cell table:style-name="Table2.A2" office:value-type="string">
            <text:p text:style-name="P40">Inst:</text:p>
            <text:p text:style-name="P15">D_stat = <text:span text:style-name="T20">SAOK</text:span></text:p>
            <text:p text:style-name="P15">D_icode = <text:span text:style-name="T22">0x2</text:span></text:p>
            <text:p text:style-name="P15">D_ifun = <text:span text:style-name="T22">0x0</text:span></text:p>
            <text:p text:style-name="P23">D_rA = <text:span text:style-name="T22">0x0</text:span></text:p>
            <text:p text:style-name="P23">D_rB = <text:span text:style-name="T22">0x3</text:span></text:p>
            <text:p text:style-name="P15">D_valC = <text:span text:style-name="T23">0x</text:span>NULL</text:p>
            <text:p text:style-name="P23">D_valP = <text:span text:style-name="T23">0x2</text:span></text:p>
            <text:p text:style-name="P23">d_rvalA = <text:span text:style-name="T23">0xFF</text:span></text:p>
            <text:p text:style-name="P23">d_rvalB = <text:span text:style-name="T24">0xNULL</text:span></text:p>
            <text:p text:style-name="P23">d_dstE = <text:span text:style-name="T23">0x3</text:span></text:p>
            <text:p text:style-name="P23">d_dstM = <text:span text:style-name="T23">RNONE</text:span></text:p>
            <text:p text:style-name="P23">d_srcA = <text:span text:style-name="T23">0x0</text:span></text:p>
            <text:p text:style-name="P23">d_srcB = <text:span text:style-name="T23">RNONE</text:span></text:p>
            <text:p text:style-name="P54">d_valA = 0xFF</text:p>
            <text:p text:style-name="P54">d_valB = 0xNULL</text:p>
          </table:table-cell>
          <table:table-cell table:style-name="Table2.A2" office:value-type="string">
            <text:p text:style-name="P40">Inst:</text:p>
            <text:p text:style-name="P15">D_stat = <text:span text:style-name="T31">SAOK</text:span></text:p>
            <text:p text:style-name="P15">D_icode = <text:span text:style-name="T31">0x3</text:span></text:p>
            <text:p text:style-name="P15">D_ifun = <text:span text:style-name="T31">0x0</text:span></text:p>
            <text:p text:style-name="P23">D_rA = <text:span text:style-name="T31">0xF</text:span></text:p>
            <text:p text:style-name="P23">D_rB = <text:span text:style-name="T31">0x0</text:span></text:p>
            <text:p text:style-name="P15">D_valC = <text:span text:style-name="T31">101</text:span></text:p>
            <text:p text:style-name="P23">D_valP = <text:span text:style-name="T31">0x9</text:span></text:p>
            <text:p text:style-name="P23">d_rvalA = <text:span text:style-name="T32">0xNULL</text:span></text:p>
            <text:p text:style-name="P23">d_rvalB = <text:span text:style-name="T32">0xNULL</text:span></text:p>
            <text:p text:style-name="P23">d_dstE = <text:span text:style-name="T32">0x0</text:span></text:p>
            <text:p text:style-name="P23">d_dstM = <text:span text:style-name="T32">RNONE</text:span></text:p>
            <text:p text:style-name="P23">d_srcA = <text:span text:style-name="T32">RNONE</text:span></text:p>
            <text:p text:style-name="P23">d_srcB = <text:span text:style-name="T32">RNONE</text:span></text:p>
            <text:p text:style-name="P58">d_valA = <text:span text:style-name="T33">0xNULL</text:span></text:p>
            <text:p text:style-name="P58">d_valB = <text:span text:style-name="T33">0xNULL</text:span></text:p>
          </table:table-cell>
          <table:table-cell table:style-name="Table2.A2" office:value-type="string">
            <text:p text:style-name="P40">Inst:</text:p>
            <text:p text:style-name="P15">D_stat = NULL</text:p>
            <text:p text:style-name="P15">D_icode = NULL</text:p>
            <text:p text:style-name="P15">D_ifun = NULL</text:p>
            <text:p text:style-name="P23">D_rA = NULL</text:p>
            <text:p text:style-name="P23">D_rB = NULL</text:p>
            <text:p text:style-name="P15">D_valC = NULL</text:p>
            <text:p text:style-name="P23">D_valP = NULL</text:p>
            <text:p text:style-name="P23">d_rvalA = NULL</text:p>
            <text:p text:style-name="P23">d_rvalB = NULL</text:p>
            <text:p text:style-name="P23">d_dstE = NULL</text:p>
            <text:p text:style-name="P23">d_dstM = NULL</text:p>
            <text:p text:style-name="P23">d_srcA = <text:span text:style-name="T1">NULL</text:span></text:p>
            <text:p text:style-name="P23">d_srcB = NULL</text:p>
          </table:table-cell>
          <table:table-cell table:style-name="Table2.F2" office:value-type="string">
            <text:p text:style-name="P40">Inst:</text:p>
            <text:p text:style-name="P15">D_stat = NULL</text:p>
            <text:p text:style-name="P15">D_icode = NULL</text:p>
            <text:p text:style-name="P15">D_ifun = NULL</text:p>
            <text:p text:style-name="P23">D_rA = NULL</text:p>
            <text:p text:style-name="P23">D_rB = NULL</text:p>
            <text:p text:style-name="P15">D_valC = NULL</text:p>
            <text:p text:style-name="P23">D_valP = NULL</text:p>
            <text:p text:style-name="P23">d_rvalA = NULL</text:p>
            <text:p text:style-name="P23">d_rvalB = NULL</text:p>
            <text:p text:style-name="P23">d_dstE = NULL</text:p>
            <text:p text:style-name="P23">d_dstM = NULL</text:p>
            <text:p text:style-name="P23">d_srcA = <text:span text:style-name="T1">NULL</text:span></text:p>
            <text:p text:style-name="P23">d_srcB = NULL</text:p>
          </table:table-cell>
        </table:table-row>
        <text:soft-page-break/>
        <table:table-row table:style-name="Table2.1">
          <table:table-cell table:style-name="Table2.A2" office:value-type="string">
            <text:p text:style-name="P15">EXECUTE</text:p>
          </table:table-cell>
          <table:table-cell table:style-name="Table2.A2" office:value-type="string">
            <text:p text:style-name="P40">Inst:</text:p>
            <text:p text:style-name="P23">E_stat = <text:span text:style-name="T6">SAOK</text:span></text:p>
            <text:p text:style-name="P23">E_icode = <text:span text:style-name="T6">0xA</text:span></text:p>
            <text:p text:style-name="P23">E_ifun = <text:span text:style-name="T6">0x0</text:span></text:p>
            <text:p text:style-name="P23">E_valC = <text:span text:style-name="T7">0xNULL</text:span></text:p>
            <text:p text:style-name="P23">E_valA = <text:span text:style-name="T10">0xFF</text:span></text:p>
            <text:p text:style-name="P23">E_valB = <text:span text:style-name="T10">0xBB</text:span></text:p>
            <text:p text:style-name="P23">E_dstE = <text:span text:style-name="T64">%rsp (0x4)</text:span></text:p>
            <text:p text:style-name="P23">E_dstM = <text:span text:style-name="T8">RNONE</text:span></text:p>
            <text:p text:style-name="P45">E_srcA = <text:span text:style-name="T10">0x0</text:span></text:p>
            <text:p text:style-name="P45">E_srcB = <text:span text:style-name="T65">(%rsp) 0x4</text:span></text:p>
            <text:p text:style-name="P52">e_Cnd = <text:span text:style-name="T12">0x0</text:span></text:p>
            <text:p text:style-name="P31">e_valE = <text:span text:style-name="T68">0xB3</text:span></text:p>
            <text:p text:style-name="P31">e_dstE = <text:span text:style-name="T66">%rsp (0x4)</text:span></text:p>
            <text:p text:style-name="P50">e_SetCC = 0x<text:span text:style-name="T67">0</text:span></text:p>
            <text:p text:style-name="P50">e_ALUA = -<text:span text:style-name="T68">8</text:span></text:p>
            <text:p text:style-name="P50">e_ALUB = <text:span text:style-name="T10">0xBB</text:span></text:p>
            <text:p text:style-name="P50">e_ALUfun = <text:span text:style-name="T11">0x0</text:span></text:p>
          </table:table-cell>
          <table:table-cell table:style-name="Table2.A2" office:value-type="string">
            <text:p text:style-name="P40">Inst:</text:p>
            <text:p text:style-name="P23">E_stat = <text:span text:style-name="T20">SAOK</text:span></text:p>
            <text:p text:style-name="P23">E_icode = <text:span text:style-name="T22">0x2</text:span></text:p>
            <text:p text:style-name="P23">E_ifun = <text:span text:style-name="T22">0x0</text:span></text:p>
            <text:p text:style-name="P23">E_valC = <text:span text:style-name="T23">0xNULL</text:span></text:p>
            <text:p text:style-name="P23">E_valA = <text:span text:style-name="T25">0xFF</text:span></text:p>
            <text:p text:style-name="P23">E_valB = <text:span text:style-name="T24">0xNULL</text:span></text:p>
            <text:p text:style-name="P23">E_dstE = <text:span text:style-name="T23">0x3</text:span></text:p>
            <text:p text:style-name="P23">E_dstM = <text:span text:style-name="T23">RNONE</text:span></text:p>
            <text:p text:style-name="P45">E_srcA = <text:span text:style-name="T23">0x0</text:span></text:p>
            <text:p text:style-name="P45">E_srcB = <text:span text:style-name="T23">RNONE</text:span></text:p>
            <text:p text:style-name="P52">e_Cnd = <text:span text:style-name="T26">0x0</text:span></text:p>
            <text:p text:style-name="P31">e_valE = <text:span text:style-name="T28">0xFF</text:span></text:p>
            <text:p text:style-name="P31">e_dstE = <text:span text:style-name="T28">0x3</text:span></text:p>
            <text:p text:style-name="P56">e_SetCC = 0x0</text:p>
            <text:p text:style-name="P56">e_ALUA = <text:span text:style-name="T27">0xFF</text:span></text:p>
            <text:p text:style-name="P56">e_ALUB = <text:span text:style-name="T27">0x0</text:span></text:p>
            <text:p text:style-name="P56">e_ALUfun = <text:span text:style-name="T27">0x0</text:span></text:p>
          </table:table-cell>
          <table:table-cell table:style-name="Table2.A2" office:value-type="string">
            <text:p text:style-name="P40">Inst:</text:p>
            <text:p text:style-name="P23">E_stat = <text:span text:style-name="T31">SAOK</text:span></text:p>
            <text:p text:style-name="P23">E_icode = <text:span text:style-name="T34">0x3</text:span></text:p>
            <text:p text:style-name="P23">E_ifun = <text:span text:style-name="T34">0x0</text:span></text:p>
            <text:p text:style-name="P23">E_valC = <text:span text:style-name="T34">101</text:span></text:p>
            <text:p text:style-name="P23">E_valA = <text:span text:style-name="T34">0xNULL</text:span></text:p>
            <text:p text:style-name="P23">E_valB = <text:span text:style-name="T34">0xNULL</text:span></text:p>
            <text:p text:style-name="P23">E_dstE = <text:span text:style-name="T34">0x0</text:span></text:p>
            <text:p text:style-name="P23">E_dstM = <text:span text:style-name="T34">RNONE</text:span></text:p>
            <text:p text:style-name="P45">E_srcA = <text:span text:style-name="T35">RNONE</text:span></text:p>
            <text:p text:style-name="P45">E_srcB = <text:span text:style-name="T35">RNONE</text:span></text:p>
            <text:p text:style-name="P52">e_Cnd = <text:span text:style-name="T35">0x0</text:span></text:p>
            <text:p text:style-name="P31">e_valE = <text:span text:style-name="T37">101</text:span></text:p>
            <text:p text:style-name="P31">e_dstE = <text:span text:style-name="T37">0x0</text:span></text:p>
            <text:p text:style-name="P60">e_SetCC = 0x0</text:p>
            <text:p text:style-name="P60">e_ALUA = 101</text:p>
            <text:p text:style-name="P60">e_ALUB = 0</text:p>
            <text:p text:style-name="P60">e_ALUfun = 0x0 </text:p>
          </table:table-cell>
          <table:table-cell table:style-name="Table2.A2" office:value-type="string">
            <text:p text:style-name="P40">Inst:</text:p>
            <text:p text:style-name="P23">E_stat = NULL</text:p>
            <text:p text:style-name="P23">E_icode = <text:span text:style-name="T1">NULL</text:span></text:p>
            <text:p text:style-name="P23">E_ifun = NULL</text:p>
            <text:p text:style-name="P23">E_valC = NULL</text:p>
            <text:p text:style-name="P23">E_valA = NULL</text:p>
            <text:p text:style-name="P23">E_valB = NULL</text:p>
            <text:p text:style-name="P23">E_dstE = NULL</text:p>
            <text:p text:style-name="P23">E_dstM = NULL</text:p>
            <text:p text:style-name="P45">E_srcA = NULL</text:p>
            <text:p text:style-name="P45">E_srcB = NULL</text:p>
            <text:p text:style-name="P31">e_Cnd = NULL</text:p>
            <text:p text:style-name="P31">e_valE = NULL</text:p>
            <text:p text:style-name="P31">e_dstE = NULL</text:p>
          </table:table-cell>
          <table:table-cell table:style-name="Table2.F2" office:value-type="string">
            <text:p text:style-name="P40">Inst:</text:p>
            <text:p text:style-name="P23">E_stat = NULL</text:p>
            <text:p text:style-name="P23">E_icode = <text:span text:style-name="T1">NULL</text:span></text:p>
            <text:p text:style-name="P23">E_ifun = NULL</text:p>
            <text:p text:style-name="P23">E_valC = NULL</text:p>
            <text:p text:style-name="P23">E_valA = NULL</text:p>
            <text:p text:style-name="P23">E_valB = NULL</text:p>
            <text:p text:style-name="P23">E_dstE = NULL</text:p>
            <text:p text:style-name="P23">E_dstM = NULL</text:p>
            <text:p text:style-name="P45">E_srcA = NULL</text:p>
            <text:p text:style-name="P45">E_srcB = NULL</text:p>
            <text:p text:style-name="P31">e_Cnd = NULL</text:p>
            <text:p text:style-name="P31">e_valE = NULL</text:p>
            <text:p text:style-name="P31">e_dstE = NULL</text:p>
          </table:table-cell>
        </table:table-row>
        <table:table-row table:style-name="Table2.1">
          <table:table-cell table:style-name="Table2.A2" office:value-type="string">
            <text:p text:style-name="P15">MEMEORY</text:p>
          </table:table-cell>
          <table:table-cell table:style-name="Table2.A2" office:value-type="string">
            <text:p text:style-name="P40">Inst:</text:p>
            <text:p text:style-name="P31">M_stat = <text:span text:style-name="T6">SAOK</text:span></text:p>
            <text:p text:style-name="P31">M_icode = <text:span text:style-name="T6">0xA</text:span></text:p>
            <text:p text:style-name="P31">M_Cnd = <text:span text:style-name="T14">0x0</text:span></text:p>
            <text:p text:style-name="P31">M_valE = <text:span text:style-name="T13">0xB3</text:span></text:p>
            <text:p text:style-name="P31">M_valA = <text:span text:style-name="T10">0xFF</text:span></text:p>
            <text:p text:style-name="P68">M_dstE = <text:span text:style-name="T66">%rsp (0x4)</text:span></text:p>
            <text:p text:style-name="P31">M_dstM = <text:span text:style-name="T8">RNONE</text:span></text:p>
            <text:p text:style-name="P31">m_read = <text:span text:style-name="T69">0x0</text:span></text:p>
            <text:p text:style-name="P31">m_write = <text:span text:style-name="T69">0x1</text:span></text:p>
            <text:p text:style-name="P31">m_Addr = <text:span text:style-name="T69">0xB3</text:span></text:p>
            <text:p text:style-name="P31">m_datain = <text:span text:style-name="T69">0xFF</text:span></text:p>
            <text:p text:style-name="P31">m_dataout = <text:span text:style-name="T69">0xNULL</text:span></text:p>
            <text:p text:style-name="P31">dmem_error = <text:span text:style-name="T19">0x0</text:span></text:p>
            <text:p text:style-name="P31">m_stat = <text:span text:style-name="T19">SAOK</text:span></text:p>
          </table:table-cell>
          <table:table-cell table:style-name="Table2.A2" office:value-type="string">
            <text:p text:style-name="P40">Inst:</text:p>
            <text:p text:style-name="P31">M_stat = <text:span text:style-name="T20">SAOK</text:span></text:p>
            <text:p text:style-name="P31">M_icode = <text:span text:style-name="T22">0x2</text:span></text:p>
            <text:p text:style-name="P31">M_Cnd = <text:span text:style-name="T15">0x0</text:span></text:p>
            <text:p text:style-name="P31">M_valE = <text:span text:style-name="T28">0xFF</text:span></text:p>
            <text:p text:style-name="P31">M_valA = <text:span text:style-name="T25">0xFF</text:span></text:p>
            <text:p text:style-name="P31">M_dstE = <text:span text:style-name="T23">0x3</text:span></text:p>
            <text:p text:style-name="P31">M_dstM = <text:span text:style-name="T23">RNONE</text:span></text:p>
            <text:p text:style-name="P31">m_read = <text:span text:style-name="T29">0x0</text:span></text:p>
            <text:p text:style-name="P31">m_write = <text:span text:style-name="T29">0x0</text:span></text:p>
            <text:p text:style-name="P31">m_Addr = <text:span text:style-name="T29">0x</text:span>NULL</text:p>
            <text:p text:style-name="P31">m_datain = <text:span text:style-name="T29">0xFF</text:span></text:p>
            <text:p text:style-name="P31">m_dataout = <text:span text:style-name="T29">0xNULL</text:span></text:p>
            <text:p text:style-name="P31">dmem_error = <text:span text:style-name="T29">0x0</text:span></text:p>
            <text:p text:style-name="P31">m_stat = <text:span text:style-name="T29">SAOK</text:span></text:p>
          </table:table-cell>
          <table:table-cell table:style-name="Table2.A2" office:value-type="string">
            <text:p text:style-name="P40">Inst:</text:p>
            <text:p text:style-name="P31">M_stat = <text:span text:style-name="T31">SAOK</text:span></text:p>
            <text:p text:style-name="P31">M_icode = <text:span text:style-name="T36">0x3</text:span></text:p>
            <text:p text:style-name="P31">M_Cnd = <text:span text:style-name="T16">0x0</text:span></text:p>
            <text:p text:style-name="P31">M_valE = <text:span text:style-name="T38">101</text:span></text:p>
            <text:p text:style-name="P31">M_valA = <text:span text:style-name="T38">0xNULL</text:span></text:p>
            <text:p text:style-name="P31">M_dstE = <text:span text:style-name="T39">0x0</text:span></text:p>
            <text:p text:style-name="P31">M_dstM = <text:span text:style-name="T39">RNONE</text:span></text:p>
            <text:p text:style-name="P31">m_read = <text:span text:style-name="T40">0x0</text:span></text:p>
            <text:p text:style-name="P31">m_write = <text:span text:style-name="T40">0x0</text:span></text:p>
            <text:p text:style-name="P31">m_Addr = <text:span text:style-name="T40">0xNULL</text:span></text:p>
            <text:p text:style-name="P31">m_datain = <text:span text:style-name="T40">0x</text:span>NULL</text:p>
            <text:p text:style-name="P31">m_dataout = <text:span text:style-name="T40">0xNULL</text:span></text:p>
            <text:p text:style-name="P31">dmem_error = <text:span text:style-name="T40">0x0</text:span></text:p>
            <text:p text:style-name="P31">m_stat = <text:span text:style-name="T40">SAOK</text:span></text:p>
          </table:table-cell>
          <table:table-cell table:style-name="Table2.A2" office:value-type="string">
            <text:p text:style-name="P40">Inst:</text:p>
            <text:p text:style-name="P31">M_stat = NULL</text:p>
            <text:p text:style-name="P31">M_icode = NULL</text:p>
            <text:p text:style-name="P31">M_Cnd = <text:span text:style-name="T1">NULL</text:span></text:p>
            <text:p text:style-name="P31">M_valE = NULL</text:p>
            <text:p text:style-name="P31">M_valA = NULL</text:p>
            <text:p text:style-name="P31">M_dstE = NULL</text:p>
            <text:p text:style-name="P31">M_dstM = NULL</text:p>
            <text:p text:style-name="P31">m_read = NULL</text:p>
            <text:p text:style-name="P31">m_write = NULL</text:p>
            <text:p text:style-name="P31">m_Addr = NULL</text:p>
            <text:p text:style-name="P31">m_datain = NULL</text:p>
            <text:p text:style-name="P31">m_dataout = <text:span text:style-name="T1">NULL</text:span></text:p>
            <text:p text:style-name="P31">dmem_error = NULL</text:p>
            <text:p text:style-name="P31">m_stat = NULL</text:p>
          </table:table-cell>
          <table:table-cell table:style-name="Table2.F2" office:value-type="string">
            <text:p text:style-name="P40">Inst:</text:p>
            <text:p text:style-name="P31">M_stat = NULL</text:p>
            <text:p text:style-name="P31">M_icode = NULL</text:p>
            <text:p text:style-name="P31">M_Cnd = <text:span text:style-name="T1">NULL</text:span></text:p>
            <text:p text:style-name="P31">M_valE = NULL</text:p>
            <text:p text:style-name="P31">M_valA = NULL</text:p>
            <text:p text:style-name="P31">M_dstE = NULL</text:p>
            <text:p text:style-name="P31">M_dstM = NULL</text:p>
            <text:p text:style-name="P31">m_read = NULL</text:p>
            <text:p text:style-name="P31">m_write = NULL</text:p>
            <text:p text:style-name="P31">m_Addr = NULL</text:p>
            <text:p text:style-name="P31">m_datain = NULL</text:p>
            <text:p text:style-name="P31">m_dataout = <text:span text:style-name="T1">NULL</text:span></text:p>
            <text:p text:style-name="P31">dmem_error = NULL</text:p>
            <text:p text:style-name="P31">m_stat = NULL</text:p>
          </table:table-cell>
        </table:table-row>
        <text:soft-page-break/>
        <table:table-row table:style-name="Table2.1">
          <table:table-cell table:style-name="Table2.A2" office:value-type="string">
            <text:p text:style-name="P15">W/BACK</text:p>
          </table:table-cell>
          <table:table-cell table:style-name="Table2.A2" office:value-type="string">
            <text:p text:style-name="P40">Inst:</text:p>
            <text:p text:style-name="P31">W_stat = <text:span text:style-name="T19">SAOK</text:span></text:p>
            <text:p text:style-name="P31">W_icode = <text:span text:style-name="T6">0xA</text:span></text:p>
            <text:p text:style-name="P31">W_valE = <text:span text:style-name="T13">0xB3</text:span></text:p>
            <text:p text:style-name="P31">W_valM = <text:span text:style-name="T19">0xNULL</text:span></text:p>
            <text:p text:style-name="P71">W_dstE = <text:span text:style-name="T66">%rsp (0x4)</text:span></text:p>
            <text:p text:style-name="P36">W_dstM = <text:span text:style-name="T8">RNONE</text:span></text:p>
          </table:table-cell>
          <table:table-cell table:style-name="Table2.A2" office:value-type="string">
            <text:p text:style-name="P40">Inst:</text:p>
            <text:p text:style-name="P31">W_stat = <text:span text:style-name="T20">SAOK</text:span></text:p>
            <text:p text:style-name="P31">W_icode = <text:span text:style-name="T22">0x2</text:span></text:p>
            <text:p text:style-name="P31">W_valE = <text:span text:style-name="T28">0xFF</text:span></text:p>
            <text:p text:style-name="P31">W_valM = <text:span text:style-name="T30">0x</text:span>NULL</text:p>
            <text:p text:style-name="P36">W_dstE = <text:span text:style-name="T23">0x3</text:span></text:p>
            <text:p text:style-name="P36">W_dstM = <text:span text:style-name="T23">RNONE</text:span></text:p>
          </table:table-cell>
          <table:table-cell table:style-name="Table2.A2" office:value-type="string">
            <text:p text:style-name="P40">Inst:</text:p>
            <text:p text:style-name="P31">W_stat = <text:span text:style-name="T41">SAOK</text:span></text:p>
            <text:p text:style-name="P31">W_icode = <text:span text:style-name="T41">0x3</text:span></text:p>
            <text:p text:style-name="P31">W_valE = <text:span text:style-name="T41">101</text:span></text:p>
            <text:p text:style-name="P31">W_valM = <text:span text:style-name="T41">0xNULL</text:span></text:p>
            <text:p text:style-name="P36">W_dstE = <text:span text:style-name="T41">0x0</text:span></text:p>
            <text:p text:style-name="P36">W_dstM = <text:span text:style-name="T41">RNONE</text:span></text:p>
          </table:table-cell>
          <table:table-cell table:style-name="Table2.A2" office:value-type="string">
            <text:p text:style-name="P40">Inst:</text:p>
            <text:p text:style-name="P31">W_stat = NULL</text:p>
            <text:p text:style-name="P31">W_icode = NULL</text:p>
            <text:p text:style-name="P31">W_valE = NULL</text:p>
            <text:p text:style-name="P31">W_valM = NULL</text:p>
            <text:p text:style-name="P36">W_dstE = NULL</text:p>
            <text:p text:style-name="P36">W_dstM = NULL</text:p>
          </table:table-cell>
          <table:table-cell table:style-name="Table2.F2" office:value-type="string">
            <text:p text:style-name="P40">Inst:</text:p>
            <text:p text:style-name="P31">W_stat = NULL</text:p>
            <text:p text:style-name="P31">W_icode = NULL</text:p>
            <text:p text:style-name="P31">W_valE = NULL</text:p>
            <text:p text:style-name="P31">W_valM = NULL</text:p>
            <text:p text:style-name="P36">W_dstE = NULL</text:p>
            <text:p text:style-name="P36">W_dstM = NUL</text:p>
          </table:table-cell>
        </table:table-row>
      </table:table>
      <text:p text:style-name="P9"/>
      <text:p text:style-name="P5"/>
      <text:p text:style-name="P4">End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0:11.578599373</meta:creation-date>
    <dc:date>2018-08-28T09:10:52.773717822</dc:date>
    <meta:editing-duration>PT4H56M6S</meta:editing-duration>
    <meta:editing-cycles>103</meta:editing-cycles>
    <meta:generator>LibreOffice/5.4.4.2$Linux_X86_64 LibreOffice_project/40m0$Build-2</meta:generator>
    <dc:creator>Dhruv </dc:creator>
    <meta:document-statistic meta:table-count="2" meta:image-count="0" meta:object-count="0" meta:page-count="6" meta:paragraph-count="685" meta:word-count="1929" meta:character-count="8437" meta:non-whitespace-character-count="7187"/>
  </office:meta>
</office:document-meta>
</file>